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4.135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4" style:family="table-cell" style:parent-style-name="Default" style:data-style-name="N36">
      <style:text-properties fo:font-size="14pt" style:font-name-asian="Arial"/>
    </style:style>
    <style:style style:name="ce5" style:family="table-cell" style:parent-style-name="Default" style:data-style-name="N36"/>
    <style:style style:name="ce6" style:family="table-cell" style:parent-style-name="Default">
      <style:text-properties fo:font-size="14pt" style:font-name-asian="Arial"/>
    </style:style>
    <style:style style:name="ce7" style:family="table-cell" style:parent-style-name="Default">
      <style:text-properties fo:font-size="14pt" style:font-name-asian="標楷體" style:font-size-asian="12pt"/>
    </style:style>
    <style:style style:name="ta_extref" style:family="table">
      <style:table-properties table:display="false"/>
    </style:style>
  </office:automatic-styles>
  <office:body>
    <office:spreadsheet>
      <table:table table:name="標準值" table:style-name="ta1" table:print="false">
        <office:forms form:automatic-focus="false" form:apply-design-mode="false"/>
        <table:table-column table:style-name="co1" table:number-columns-repeated="255" table:default-cell-style-name="ce2"/>
        <table:table-row table:style-name="ro1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2">
          <table:table-cell office:value-type="float" office:value="120">
            <text:p>120</text:p>
          </table:table-cell>
          <table:table-cell table:number-columns-repeated="2"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2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2" table:number-rows-repeated="65532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5"/>
        <table:table-column table:style-name="co1" table:number-columns-repeated="7" table:default-cell-style-name="Default"/>
        <table:table-column table:style-name="co3" table:default-cell-style-name="ce7"/>
        <table:table-column table:style-name="co1" table:number-columns-repeated="248" table:default-cell-style-name="Default"/>
        <table:table-row table:style-name="ro1">
          <table:table-cell table:style-name="ce3" office:value-type="string">
            <text:p>日期</text:p>
          </table:table-cell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血壓差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/>
          <table:table-cell table:style-name="ce1" table:number-columns-repeated="248"/>
        </table:table-row>
        <table:table-row table:style-name="ro2">
          <table:table-cell table:style-name="ce4" office:value-type="date" office:date-value="2010-08-23">
            <text:p>2010/8/23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85">
            <text:p>85</text:p>
          </table:table-cell>
          <table:table-cell table:style-name="ce6" table:formula="of:=[.B2]-[.C2]" office:value-type="float" office:value="50">
            <text:p>50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85">
            <text:p>85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8-25">
            <text:p>2010/8/25</text:p>
          </table:table-cell>
          <table:table-cell table:style-name="ce6" table:number-columns-repeated="4"/>
          <table:table-cell table:style-name="ce6" office:value-type="float" office:value="94">
            <text:p>94</text:p>
          </table:table-cell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8-27">
            <text:p>2010/8/27</text:p>
          </table:table-cell>
          <table:table-cell table:style-name="ce6" table:number-columns-repeated="4"/>
          <table:table-cell table:style-name="ce6" office:value-type="float" office:value="92">
            <text:p>92</text:p>
          </table:table-cell>
          <table:table-cell table:style-name="ce6" table:number-columns-repeated="2"/>
          <table:table-cell office:value-type="string">
            <text:p>早上打完太極拳三趟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02">
            <text:p>2010/9/2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75">
            <text:p>75</text:p>
          </table:table-cell>
          <table:table-cell table:style-name="ce6" table:formula="of:=[.B5]-[.C5]" office:value-type="float" office:value="55">
            <text:p>55</text:p>
          </table:table-cell>
          <table:table-cell/>
          <table:table-cell table:style-name="ce6" office:value-type="float" office:value="86">
            <text:p>86</text:p>
          </table:table-cell>
          <table:table-cell table:style-name="ce6"/>
          <table:table-cell office:value-type="string">
            <text:p>走動式服務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06">
            <text:p>2010/9/6</text:p>
          </table:table-cell>
          <table:table-cell table:style-name="ce6" table:number-columns-repeated="5"/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09">
            <text:p>2010/9/9</text:p>
          </table:table-cell>
          <table:table-cell table:style-name="ce6" table:number-columns-repeated="5"/>
          <table:table-cell table:style-name="ce6" office:value-type="float" office:value="86">
            <text:p>86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14">
            <text:p>2010/9/14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6">
            <text:p>76</text:p>
          </table:table-cell>
          <table:table-cell table:style-name="ce6" table:formula="of:=[.B8]-[.C8]" office:value-type="float" office:value="66">
            <text:p>66</text:p>
          </table:table-cell>
          <table:table-cell table:style-name="ce6"/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16">
            <text:p>2010/9/16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77">
            <text:p>77</text:p>
          </table:table-cell>
          <table:table-cell table:style-name="ce6" table:formula="of:=[.B9]-[.C9]" office:value-type="float" office:value="60">
            <text:p>60</text:p>
          </table:table-cell>
          <table:table-cell table:style-name="ce6"/>
          <table:table-cell table:style-name="ce6" office:value-type="float" office:value="84">
            <text:p>84</text:p>
          </table:table-cell>
          <table:table-cell table:style-name="ce6"/>
          <table:table-cell office:value-type="string">
            <text:p>走下樓量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3">
            <text:p>2010/9/23</text:p>
          </table:table-cell>
          <table:table-cell table:style-name="ce6" office:value-type="float" office:value="168">
            <text:p>168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table:formula="of:=[.B10]-[.C10]" office:value-type="float" office:value="96">
            <text:p>96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心理不平時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3">
            <text:p>2010/9/23</text:p>
          </table:table-cell>
          <table:table-cell table:style-name="ce6" office:value-type="float" office:value="146">
            <text:p>146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table:formula="of:=[.B11]-[.C11]" office:value-type="float" office:value="74">
            <text:p>74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解決事情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4">
            <text:p>2010/9/24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2">
            <text:p>82</text:p>
          </table:table-cell>
          <table:table-cell table:style-name="ce6" table:formula="of:=[.B12]-[.C12]" office:value-type="float" office:value="65">
            <text:p>65</text:p>
          </table:table-cell>
          <table:table-cell table:style-name="ce6"/>
          <table:table-cell table:style-name="ce6" office:value-type="float" office:value="89">
            <text:p>89</text:p>
          </table:table-cell>
          <table:table-cell table:style-name="ce6"/>
          <table:table-cell office:value-type="string">
            <text:p>網路申報掛掉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7">
            <text:p>2010/9/27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63">
            <text:p>63</text:p>
          </table:table-cell>
          <table:table-cell table:style-name="ce6" table:formula="of:=[.B13]-[.C13]" office:value-type="float" office:value="54">
            <text:p>54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28">
            <text:p>2010/9/28</text:p>
          </table:table-cell>
          <table:table-cell table:style-name="ce6" office:value-type="float" office:value="141">
            <text:p>141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63">
            <text:p>63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昨晚第一次推銷，睡不好。</text:p>
          </table:table-cell>
          <table:table-cell table:style-name="ce6" table:number-columns-repeated="248"/>
        </table:table-row>
        <table:table-row table:style-name="ro3" table:number-rows-repeated="54">
          <table:table-cell table:style-name="ce4"/>
          <table:table-cell table:style-name="ce6" table:number-columns-repeated="7"/>
          <table:table-cell/>
          <table:table-cell table:style-name="ce6" table:number-columns-repeated="248"/>
        </table:table-row>
        <table:table-row table:style-name="ro3" table:number-rows-repeated="65467">
          <table:table-cell table:number-columns-repeated="257"/>
        </table:table-row>
        <table:table-row table:style-name="ro3">
          <table:table-cell table:number-columns-repeated="2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8">2010/09/28</text:date>, <text:time>17:55:11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0-08-24T13:59:51</meta:creation-date>
    <dc:date>2010-09-28T17:55:11.39</dc:date>
    <dc:language>en-US</dc:language>
    <meta:editing-cycles>17</meta:editing-cycles>
    <meta:editing-duration>PT01H37M59S</meta:editing-duration>
    <dc:creator>稜剛 張簡</dc:creator>
    <meta:document-statistic meta:table-count="2" meta:cell-count="91" meta:object-count="0"/>
    <meta:user-defined meta:name="Info 1"/>
    <meta:user-defined meta:name="Info 2"/>
    <meta:user-defined meta:name="Info 3"/>
    <meta:user-defined meta:name="Info 4"/>
  </office:meta>
</office:document-meta>
</file>